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4fa7" officeooo:paragraph-rsid="00014fa7"/>
    </style:style>
    <style:style style:name="P2" style:family="paragraph" style:parent-style-name="Standard">
      <style:text-properties officeooo:rsid="00032d06" officeooo:paragraph-rsid="00032d06"/>
    </style:style>
    <style:style style:name="P3" style:family="paragraph" style:parent-style-name="Standard">
      <style:text-properties fo:font-weight="bold" officeooo:rsid="00014fa7" officeooo:paragraph-rsid="00014fa7" style:font-weight-asian="bold" style:font-weight-complex="bold"/>
    </style:style>
    <style:style style:name="P4" style:family="paragraph" style:parent-style-name="Standard">
      <style:text-properties fo:font-weight="bold" officeooo:rsid="000508e8" officeooo:paragraph-rsid="000508e8" style:font-weight-asian="bold" style:font-weight-complex="bold"/>
    </style:style>
    <style:style style:name="P5" style:family="paragraph" style:parent-style-name="Standard">
      <style:text-properties fo:font-weight="bold" officeooo:rsid="0005e5a1" officeooo:paragraph-rsid="0005e5a1" style:font-weight-asian="bold" style:font-weight-complex="bold"/>
    </style:style>
    <style:style style:name="P6" style:family="paragraph" style:parent-style-name="Standard">
      <style:text-properties fo:font-weight="bold" officeooo:rsid="000a6442" officeooo:paragraph-rsid="000a6442" style:font-weight-asian="bold" style:font-weight-complex="bold"/>
    </style:style>
    <style:style style:name="P7" style:family="paragraph" style:parent-style-name="Standard">
      <style:text-properties officeooo:rsid="0003ad89" officeooo:paragraph-rsid="0003ad89"/>
    </style:style>
    <style:style style:name="P8" style:family="paragraph" style:parent-style-name="Standard">
      <style:text-properties fo:font-weight="normal" officeooo:rsid="000559c8" officeooo:paragraph-rsid="000559c8" style:font-weight-asian="normal" style:font-weight-complex="normal"/>
    </style:style>
    <style:style style:name="P9" style:family="paragraph" style:parent-style-name="Standard">
      <style:text-properties fo:font-weight="normal" officeooo:rsid="0005e5a1" officeooo:paragraph-rsid="0005e5a1" style:font-weight-asian="normal" style:font-weight-complex="normal"/>
    </style:style>
    <style:style style:name="P10" style:family="paragraph" style:parent-style-name="Standard">
      <style:text-properties fo:font-weight="normal" officeooo:rsid="0007416d" officeooo:paragraph-rsid="0007416d" style:font-weight-asian="normal" style:font-weight-complex="normal"/>
    </style:style>
    <style:style style:name="P11" style:family="paragraph" style:parent-style-name="Standard">
      <style:text-properties fo:font-weight="normal" officeooo:rsid="0008989f" officeooo:paragraph-rsid="0008989f" style:font-weight-asian="normal" style:font-weight-complex="normal"/>
    </style:style>
    <style:style style:name="P12" style:family="paragraph" style:parent-style-name="Standard">
      <style:text-properties fo:font-weight="normal" officeooo:rsid="000a6442" officeooo:paragraph-rsid="000a6442" style:font-weight-asian="normal" style:font-weight-complex="normal"/>
    </style:style>
    <style:style style:name="P13" style:family="paragraph" style:parent-style-name="Standard">
      <style:text-properties fo:font-weight="normal" officeooo:rsid="000b07eb" officeooo:paragraph-rsid="000b07eb" style:font-weight-asian="normal" style:font-weight-complex="normal"/>
    </style:style>
    <style:style style:name="P14" style:family="paragraph" style:parent-style-name="Standard" style:list-style-name="L1">
      <style:text-properties officeooo:rsid="00014fa7" officeooo:paragraph-rsid="00014fa7"/>
    </style:style>
    <style:style style:name="P15" style:family="paragraph" style:parent-style-name="Standard" style:list-style-name="L2">
      <style:text-properties fo:font-weight="normal" officeooo:rsid="000b07eb" officeooo:paragraph-rsid="000b07eb" style:font-weight-asian="normal" style:font-weight-complex="normal"/>
    </style:style>
    <style:style style:name="P16" style:family="paragraph" style:parent-style-name="Standard">
      <style:text-properties fo:font-weight="normal" officeooo:rsid="000d3d23" officeooo:paragraph-rsid="000d3d23" style:font-weight-asian="normal" style:font-weight-complex="normal"/>
    </style:style>
    <style:style style:name="P17" style:family="paragraph" style:parent-style-name="Standard">
      <style:text-properties fo:font-weight="normal" officeooo:rsid="000508e8" officeooo:paragraph-rsid="000508e8" style:font-weight-asian="normal" style:font-weight-complex="normal"/>
    </style:style>
    <style:style style:name="P18" style:family="paragraph" style:parent-style-name="Standard">
      <style:text-properties fo:font-weight="normal" officeooo:rsid="000effd2" officeooo:paragraph-rsid="000effd2" style:font-weight-asian="normal" style:font-weight-complex="normal"/>
    </style:style>
    <style:style style:name="P19" style:family="paragraph" style:parent-style-name="Standard">
      <style:text-properties officeooo:rsid="000508e8" officeooo:paragraph-rsid="000508e8"/>
    </style:style>
    <style:style style:name="P20" style:family="paragraph" style:parent-style-name="Standard">
      <style:text-properties fo:font-weight="bold" officeooo:rsid="000d3d23" officeooo:paragraph-rsid="000d3d23" style:font-weight-asian="bold" style:font-weight-complex="bold"/>
    </style:style>
    <style:style style:name="T1" style:family="text">
      <style:text-properties officeooo:rsid="00032d06"/>
    </style:style>
    <style:style style:name="T2" style:family="text">
      <style:text-properties officeooo:rsid="0003ad89"/>
    </style:style>
    <style:style style:name="T3" style:family="text">
      <style:text-properties officeooo:rsid="000898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it’s fucked, yo</text:p>
      <text:p text:style-name="P1"/>
      <text:p text:style-name="P1">methods for dynamically allocating memory</text:p>
      <text:p text:style-name="P1">basically write malloc</text:p>
      <text:p text:style-name="P1"/>
      <text:p text:style-name="P1">What it needs to do:</text:p>
      <text:list xml:id="list2576867366" text:style-name="L1">
        <text:list-item>
          <text:p text:style-name="P14">Maintain a “free list” of areas of VM which are currently not in use</text:p>
        </text:list-item>
        <text:list-item>
          <text:p text:style-name="P14">When called, decide how much memory is required</text:p>
          <text:list>
            <text:list-item>
              <text:p text:style-name="P14">Then, find the smallest area in free memory which can store it</text:p>
            </text:list-item>
            <text:list-item>
              <text:p text:style-name="P14">Allocate that memory</text:p>
            </text:list-item>
          </text:list>
        </text:list-item>
        <text:list-item>
          <text:p text:style-name="P14">When possible, re-order memory to minimize fragmentation</text:p>
        </text:list-item>
        <text:list-item>
          <text:p text:style-name="P14">Be fast as fuck</text:p>
        </text:list-item>
        <text:list-item>
          <text:p text:style-name="P14">When asked to free memory, find the area and mark it as free</text:p>
          <text:list>
            <text:list-item>
              <text:p text:style-name="P14">Probably don’t need to zero it since that’s extra work and whatever it gets used for next will overwrite it</text:p>
            </text:list-item>
          </text:list>
        </text:list-item>
        <text:list-item>
          <text:p text:style-name="P14">Re-ordering can probably take place each time memory is freed</text:p>
          <text:list>
            <text:list-item>
              <text:p text:style-name="P14">Add up all the free memory</text:p>
            </text:list-item>
            <text:list-item>
              <text:p text:style-name="P14">Check for gaps where free memory is un-usably small</text:p>
            </text:list-item>
            <text:list-item>
              <text:p text:style-name="P14">Re-address memory to remove these gaps if it is efficient to do so</text:p>
            </text:list-item>
          </text:list>
        </text:list-item>
      </text:list>
      <text:p text:style-name="P1"/>
      <text:p text:style-name="P1"/>
      <text:p text:style-name="P3">So, the free list</text:p>
      <text:p text:style-name="P1">Couple ways to do this </text:p>
      <text:p text:style-name="P1">Wilson suggests using a linked list within the free blocks. <text:span text:style-name="T1">Papa always said it’s usually best to listen to your Willy, so we’ll start with that one.</text:span></text:p>
      <text:p text:style-name="P1">Not only does this use otherwise wasted memory, but it also somewhat simplifies coalescing and de-fragmenting.</text:p>
      <text:p text:style-name="P1">Each block of free memory should store its size, address and a pointer to the start of the previous and next free block.</text:p>
      <text:p text:style-name="P2">When coalescing, check if blocks are adjacent – if they are, adjust the size of the primary block and change the pointer to point to the next block. </text:p>
      <text:p text:style-name="P2">De-fragmenting will probably be slightly more complex. When I say slightly, that’s a gross understatement in all honesty. See line 1. After coalescing, find individual blocks of free memory nested between blocks of allocated memory. A possible optimisation would be to total up their sizes and only continue if it’s above a certain threshold. An inelegant, but simple method would be to simply shunt the allocated memory into the unoccupied space. This has several issues, however, namely that 1) <text:span text:style-name="T2">there would need to be some way to preserve the pointer to the allocated memory without fucking up whatever program is using it, and 2) the linked list struct stored in memory will need somewhere to go and to have its info adjusted, as will any nodes before it.</text:span></text:p>
      <text:p text:style-name="P7">So we’ll leave that one for later because it runs the risk of cunting up everything.</text:p>
      <text:p text:style-name="P7"/>
      <text:p text:style-name="P19">Wilson also notes that a binary tree structured segregated free list is an under-appreciated method of doing this, so definitely worth looking into what that entails.</text:p>
      <text:p text:style-name="P19"/>
      <text:p text:style-name="P20">Mmap vs brk</text:p>
      <text:p text:style-name="P16">Malloc calls mmap for large mappings, and brk for smaller mappings to reduce fragmentation.</text:p>
      <text:p text:style-name="P16"/>
      <text:p text:style-name="P16">Mmap maps contiguous pages of memory from any region. Brk raises the ceiling of the heap, allowing more data to be shoved on top of it. Using brk for smaller allocations reduces fragmentation as unused <text:soft-page-break/>(freed) regions on the heap below the ceiling are usually relegated to disk space to reduce memory requirements. Mmap best for larger allocations since the region will be contiguous and reserved.</text:p>
      <text:p text:style-name="P7"/>
      <text:p text:style-name="P4">On to allocating memory</text:p>
      <text:p text:style-name="P8">Honestly I don’t even know where to start with this. Probably by consulting my willy.</text:p>
      <text:p text:style-name="P8"/>
      <text:p text:style-name="P8"/>
      <text:p text:style-name="P8"/>
      <text:p text:style-name="P5">Break.</text:p>
      <text:p text:style-name="P9">Ok, I’m getting a handle on this. The program needs to use mmap to reserve a portion of virtual memory for itself. Mmap returns a pointer to the start of the block, and we know the size of the block, so addressing can be used by accessing the pointer with an offset. </text:p>
      <text:p text:style-name="P9"/>
      <text:p text:style-name="P10">And the spindle crawled across the loom, dragging its endless thread of flame through the burning tapestry of creation. The universe shudders in horror and dreadful anticipation. A cricket is crushed by a gravitational anomaly. <text:span text:style-name="T3">You smile as a tear rolls up your cheek.</text:span></text:p>
      <text:p text:style-name="P10"/>
      <text:p text:style-name="P11">Less abstraction is needed.</text:p>
      <text:p text:style-name="P11"/>
      <text:p text:style-name="P6">Chunk Size</text:p>
      <text:p text:style-name="P12">List of shit we need to fit in the header for a free block:</text:p>
      <text:list xml:id="list3375409577" text:style-name="L2">
        <text:list-item>
          <text:p text:style-name="P15">Free block size</text:p>
        </text:list-item>
        <text:list-item>
          <text:p text:style-name="P15">In use flag</text:p>
        </text:list-item>
      </text:list>
      <text:p text:style-name="P13"/>
      <text:p text:style-name="P17"/>
      <text:p text:style-name="P18">So we have a call for 1024 ints. That’s 1024 * sizeof(int) which gives 1024 * 4 = 4096</text:p>
      <text:p text:style-name="P18">But 4096 what, exactly?</text:p>
      <text:p text:style-name="P18">I feel dumb but I can’t figure it out for some reason.</text:p>
      <text:p text:style-name="P18">4096 bytes.</text:p>
      <text:p text:style-name="P18">CHUNK_SIZE is 4</text:p>
      <text:p text:style-name="P18">BLOCK_SIZE is 40 for some godforsaken reason. This will be changed later when I figure out what it should b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00:34:12.048396359</meta:creation-date>
    <dc:date>2019-09-25T02:18:14.280140445</dc:date>
    <meta:editing-duration>PT12H54M14S</meta:editing-duration>
    <meta:editing-cycles>4</meta:editing-cycles>
    <meta:generator>LibreOffice/6.0.7.3$Linux_X86_64 LibreOffice_project/00m0$Build-3</meta:generator>
    <meta:document-statistic meta:table-count="0" meta:image-count="0" meta:object-count="0" meta:page-count="2" meta:paragraph-count="44" meta:word-count="706" meta:character-count="3897" meta:non-whitespace-character-count="3245"/>
  </office:meta>
</office:document-meta>
</file>